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ventBusTest.AbstractEventBusTest( boolean collectEventsReceiv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ventBusTest.countDownAndAwaitLatch( CountDownLatch latch , long 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ventBusTest.log( String msg ,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ventBusTest.awaitLatch( CountDownLatch latch , long secon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ventBusTest.waitForEventCount( int expectedCount , int maxMilli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EventBusTest.AbstractEventBus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ventBusTest.assertEventCount( int expectedEvent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ventBusTest.setUp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ventBusTest.trackEvent( Objec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EventBusTest.lo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